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Rockwell" svg:font-family="Rockwel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8.969cm" style:rel-width="100%" fo:margin-top="0cm" fo:margin-bottom="0cm" table:align="center" style:writing-mode="lr-tb"/>
    </style:style>
    <style:style style:name="Table1.A" style:family="table-column">
      <style:table-column-properties style:column-width="6.872cm" style:rel-column-width="23743*"/>
    </style:style>
    <style:style style:name="Table1.B" style:family="table-column">
      <style:table-column-properties style:column-width="0.436cm" style:rel-column-width="1507*"/>
    </style:style>
    <style:style style:name="Table1.C" style:family="table-column">
      <style:table-column-properties style:column-width="11.661cm" style:rel-column-width="4028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cm" fo:border="none" style:writing-mode="lr-tb"/>
    </style:style>
    <style:style style:name="P1" style:family="paragraph" style:parent-style-name="Heading_20_1" style:list-style-name="">
      <style:paragraph-properties fo:margin-top="0cm" fo:margin-bottom="0cm" style:contextual-spacing="false" fo:text-align="end" style:justify-single-word="false" fo:orphans="2" fo:widows="2"/>
      <style:text-properties fo:language="de" fo:country="CH" style:letter-kerning="false" style:font-name-asian="Calibri1" style:language-asian="en" style:country-asian="US" style:font-name-complex="Arial" style:language-complex="ar" style:country-complex="SA"/>
    </style:style>
    <style:style style:name="P2" style:family="paragraph" style:parent-style-name="Heading_20_1" style:list-style-name="">
      <style:paragraph-properties fo:margin-top="0cm" fo:margin-bottom="0cm" style:contextual-spacing="false" fo:text-align="start" style:justify-single-word="false" fo:orphans="2" fo:widows="2"/>
      <style:text-properties fo:language="de" fo:country="DE" style:letter-kerning="false" style:font-name-asian="Calibri1" style:language-asian="en" style:country-asian="US" style:font-name-complex="Arial" style:language-complex="ar" style:country-complex="SA"/>
    </style:style>
    <style:style style:name="P3" style:family="paragraph" style:parent-style-name="Orange_20_Italic">
      <style:paragraph-properties fo:margin-top="0cm" fo:margin-bottom="0cm" style:contextual-spacing="false" fo:text-align="start" style:justify-single-word="false" fo:orphans="2" fo:widows="2"/>
      <style:text-properties fo:language="en" fo:country="US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4" style:family="paragraph" style:parent-style-name="Orange_20_Italic">
      <style:paragraph-properties fo:margin-top="0cm" fo:margin-bottom="0cm" style:contextual-spacing="false" fo:text-align="start" style:justify-single-word="false" fo:orphans="2" fo:widows="2"/>
      <style:text-properties fo:language="en" fo:country="US" officeooo:paragraph-rsid="000ef3e5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5" style:family="paragraph" style:parent-style-name="Standard">
      <style:text-properties fo:language="de" fo:country="DE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de" fo:country="DE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de" fo:country="DE" officeooo:rsid="000be707" officeooo:paragraph-rsid="000be707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language="de" fo:country="DE" officeooo:rsid="001b2ceb" officeooo:paragraph-rsid="001b2ceb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de" fo:country="CH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language="de" fo:country="CH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en" fo:country="US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language="en" fo:country="US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en" fo:country="US" officeooo:rsid="0013eb1c" officeooo:paragraph-rsid="0013eb1c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language="en" fo:country="US" officeooo:rsid="00180a43" officeooo:paragraph-rsid="00180a43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c45911" loext:opacity="100%" style:font-name="Century Gothic" fo:font-size="10pt" fo:language="en" fo:country="US" fo:font-style="italic" officeooo:rsid="000ef3e5" officeooo:paragraph-rsid="00180a43" style:letter-kerning="false" style:font-name-asian="Calibri1" style:font-size-asian="10pt" style:language-asian="en" style:country-asian="US" style:font-style-asian="italic" style:font-name-complex="Arial" style:font-size-complex="11pt" style:language-complex="ar" style:country-complex="SA"/>
    </style:style>
    <style:style style:name="P17" style:family="paragraph" style:parent-style-name="Standard" style:master-page-name="First_20_Page">
      <style:paragraph-properties style:page-number="auto"/>
      <style:text-properties fo:language="de" fo:country="DE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de" fo:country="CH"/>
    </style:style>
    <style:style style:name="T2" style:family="text">
      <style:text-properties fo:language="de" fo:country="CH" officeooo:rsid="000b6d7e"/>
    </style:style>
    <style:style style:name="T3" style:family="text">
      <style:text-properties fo:language="de" fo:country="DE"/>
    </style:style>
    <style:style style:name="T4" style:family="text">
      <style:text-properties fo:language="en" fo:country="US"/>
    </style:style>
    <style:style style:name="T5" style:family="text">
      <style:text-properties officeooo:rsid="000ef3e5"/>
    </style:style>
    <style:style style:name="T6" style:family="text">
      <style:text-properties officeooo:rsid="000f6f6f"/>
    </style:style>
    <style:style style:name="T7" style:family="text">
      <style:text-properties officeooo:rsid="001b2ceb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35cm" svg:stroke-color="#d9d9d9" draw:stroke-linejoin="miter" svg:stroke-linecap="butt" draw:fill="none" draw:textarea-vertical-align="top" draw:auto-grow-height="false" fo:min-height="28.395cm" fo:min-width="19.9cm" fo:padding-top="0.125cm" fo:padding-bottom="0.125cm" fo:padding-left="0.25cm" fo:padding-right="0.25cm" fo:wrap-option="wrap" fo:margin-left="0cm" fo:margin-right="0.028cm" fo:margin-top="0cm" fo:margin-bottom="0.032cm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 loext:rel-width-rel="page" loext:rel-height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1" text:outline-level="1"><text:span text:style-name="T7">Über Mich</text:span></text:h>
            <text:p text:style-name="P8"><text:span text:style-name="T1">[SHORT_DESCRIPTION]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h text:style-name="P1" text:outline-level="1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h text:style-name="P2" text:outline-level="1">BERUFLICHER WERDEGANG</text:h>
            <text:section text:style-name="Sect1" text:name="experience-section">
              <text:p text:style-name="P4"><text:span text:style-name="T5">[CV_UNIT_NAME] [CV_UNIT_START_DATE_YEAR] - [CV_UNIT_END_DATE_YEAR]</text:span></text:p>
              <text:p text:style-name="P13">[CV_UNIT_CONTENT]</text:p>
              <text:p text:style-name="P11"/>
            </text:section>
            <text:p text:style-name="P11"/>
            <text:h text:style-name="P2" text:outline-level="1">AUSBILDUNG</text:h>
            <text:section text:style-name="Sect1" text:name="education-section">
              <text:p text:style-name="P7">[CV_UNIT_NAME] – [CV_UNIT_COMPANY], [CV_UNIT_START_DATE_YEAR], [CV_UNIT_END_DATE_YEAR]</text:p>
            </text:section>
            <text:p text:style-name="P6"><text:span text:style-name="T3"/></text:p>
          </table:table-cell>
        </table:table-row>
        <table:table-row table:style-name="Table1.1">
          <table:table-cell table:style-name="Table1.A1" office:value-type="string">
            <text:h text:style-name="P1" text:outline-level="1">FÄHIGKEITEN</text:h>
            <text:section text:style-name="Sect1" text:name="skills-section">
              <text:p text:style-name="P16">[CV_UNIT_NAME]</text:p>
              <text:p text:style-name="P14">[CV_UNIT_CONTENT]</text:p>
              <text:p text:style-name="P14"/>
            </text:section>
            <text:p text:style-name="P14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Rockwell" svg:font-family="Rockwel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entury Gothic" fo:font-family="'Century Gothic'" style:font-family-generic="roman" style:font-pitch="variable" fo:font-size="10pt" fo:language="fr" fo:country="FR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text-properties fo:text-transform="uppercase" fo:letter-spacing="0.106cm" fo:language="en" fo:country="US"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text-properties fo:color="#c45911" loext:opacity="100%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end" style:justify-single-word="false"/>
      <style:text-properties fo:color="#262626" loext:opacity="100%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ＭＳ 明朝" style:font-family-asian="'ＭＳ 明朝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mmary" style:family="paragraph" style:parent-style-name="Standard" style:default-outline-level="">
      <style:text-properties style:font-name="Rockwell" fo:font-family="Rockwell" style:font-family-generic="roman" style:font-pitch="variable" fo:font-style="italic" style:font-style-asian="italic"/>
    </style:style>
    <style:style style:name="Orange_20_Italic" style:display-name="Orange Italic" style:family="paragraph" style:parent-style-name="Standard" style:default-outline-level="">
      <style:text-properties fo:color="#c45911" loext:opacity="100%" fo:font-style="italic" style:font-style-asian="italic"/>
    </style:style>
    <style:style style:name="Project_20_Name" style:display-name="Project Name" style:family="paragraph" style:parent-style-name="Standard" style:default-outline-level="">
      <style:text-properties fo:text-transform="uppercase" fo:color="#7b7b7b" loext:opacity="100%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text-align="end" style:justify-single-word="false">
        <style:tab-stops>
          <style:tab-stop style:position="8.255cm" style:type="center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end" style:justify-single-word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Überschrift_20_1_20_Zchn" style:display-name="Überschrift 1 Zchn" style:family="text" style:parent-style-name="Default_20_Paragraph_20_Font">
      <style:text-properties fo:text-transform="uppercase" style:font-name="Century Gothic" fo:font-family="'Century Gothic'" style:font-family-generic="roman" style:font-pitch="variable" fo:font-size="10pt" fo:letter-spacing="0.106cm" fo:font-weight="bold" style:font-size-asian="10pt" style:font-weight-asian="bold" style:font-size-complex="10pt"/>
    </style:style>
    <style:style style:name="Überschrift_20_2_20_Zchn" style:display-name="Überschrift 2 Zchn" style:family="text" style:parent-style-name="Default_20_Paragraph_20_Font">
      <style:text-properties fo:color="#c45911" loext:opacity="100%" style:font-name="Century Gothic" fo:font-family="'Century Gothic'" style:font-family-generic="roman" style:font-pitch="variable" fo:font-weight="bold" style:font-weight-asian="bold"/>
    </style:style>
    <style:style style:name="Überschrift_20_3_20_Zchn" style:display-name="Überschrift 3 Zchn" style:family="text" style:parent-style-name="Default_20_Paragraph_20_Font">
      <style:text-properties fo:color="#262626" loext:opacity="100%" style:font-name="Century Gothic" fo:font-family="'Century Gothic'" style:font-family-generic="roman" style:font-pitch="variable" fo:language="fr" fo:country="FR"/>
    </style:style>
    <style:style style:name="Blue_20_Bold" style:display-name="Blue Bold" style:family="text" style:parent-style-name="Default_20_Paragraph_20_Font">
      <style:text-properties fo:text-transform="uppercase" fo:color="#3e7aa2" loext:opacity="100%" fo:letter-spacing="0.035cm" fo:language="en" fo:country="US" fo:font-weight="bold" style:font-weight-asian="bold"/>
    </style:style>
    <style:style style:name="Kopfzeile_20_Zchn" style:display-name="Kopfzeile Zchn" style:family="text" style:parent-style-name="Default_20_Paragraph_20_Font">
      <style:text-properties style:font-name="Century Gothic" fo:font-family="'Century Gothic'" style:font-family-generic="roman" style:font-pitch="variable" fo:font-size="10pt" fo:language="fr" fo:country="FR" style:font-size-asian="10pt"/>
    </style:style>
    <style:style style:name="Fußzeile_20_Zchn" style:display-name="Fußzeile Zchn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ps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language="de" fo:country="CH"/>
    </style:style>
    <style:style style:name="MT2" style:family="text">
      <style:text-properties fo:language="de" fo:country="CH" officeooo:rsid="000b6d7e"/>
    </style:style>
    <style:style style:name="Mgr1" style:family="graphic">
      <style:graphic-properties draw:stroke="solid" svg:stroke-width="0.035cm" svg:stroke-color="#d9d9d9" draw:stroke-linejoin="miter" svg:stroke-linecap="butt" draw:fill="none" draw:textarea-vertical-align="top" draw:auto-grow-height="false" fo:min-height="28.395cm" fo:min-width="19.9cm" fo:padding-top="0.125cm" fo:padding-bottom="0.125cm" fo:padding-left="0.25cm" fo:padding-right="0.25cm" fo:wrap-option="wrap" fo:margin-left="0cm" fo:margin-right="0.028cm" fo:margin-top="0cm" fo:margin-bottom="0.032cm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 loext:rel-width-rel="page" loext:rel-height-rel="page"/>
    </style:style>
    <style:page-layout style:name="Mpm1">
      <style:page-layout-properties fo:page-width="21.001cm" fo:page-height="29.7cm" style:num-format="1" style:print-orientation="portrait" fo:margin-top="1.27cm" fo:margin-bottom="1.27cm" fo:margin-left="1.016cm" fo:margin-right="1.0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016cm" fo:margin-left="1.016cm" fo:margin-right="1.0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HANS BECKER</text:span></text:p>
        <text:p text:style-name="Header"><text:span text:style-name="MT1">0977 99 88 77 – info@lebenslaufgestalten.de – www.lebenslaufgestalten.de</text:span></text:p>
      </style:header>
      <style:footer>
        <text:p text:style-name="Footer"><draw:custom-shape text:anchor-type="paragraph" style:rel-width="95%" style:rel-height="95%" draw:z-index="0" draw:name="Rectangle 40" draw:style-name="Mgr1" draw:text-style-name="MP1" svg:width="20.4cm" svg:height="28.645cm" svg:x="0.3cm" svg:y="0.52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style:next-style-name="Standard">
      <style:header>
        <text:p text:style-name="Header"><text:span text:style-name="MT2">[NAME]</text:span><text:span text:style-name="MT1"> </text:span></text:p>
        <text:p text:style-name="Header"><text:span text:style-name="MT2">[PHONE]</text:span><text:span text:style-name="MT1"> – </text:span><text:span text:style-name="MT2">[EMAIL]</text:span><text:span text:style-name="MT1"> – </text:span><text:span text:style-name="MT2">[WEBSITE]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benslaufgestalten.de</meta:initial-creator>
    <meta:editing-cycles>18</meta:editing-cycles>
    <meta:print-date>2014-03-25T10:28:00</meta:print-date>
    <meta:creation-date>2019-05-18T18:05:00</meta:creation-date>
    <dc:date>2021-08-02T07:02:12.364629733</dc:date>
    <meta:editing-duration>PT18M9S</meta:editing-duration>
    <meta:generator>LibreOffice/7.1.4.2$Linux_X86_64 LibreOffice_project/a529a4fab45b75fefc5b6226684193eb000654f6</meta:generator>
    <meta:document-statistic meta:table-count="1" meta:image-count="0" meta:object-count="0" meta:page-count="1" meta:paragraph-count="14" meta:word-count="30" meta:character-count="389" meta:non-whitespace-character-count="367"/>
    <meta:user-defined meta:name="AppVersion">16.0000</meta:user-defined>
    <meta:user-defined meta:name="ComplianceAssetId"/>
    <meta:user-defined meta:name="ContentTypeId">0x0101009D08AAEF06658447A6BEE6C57A1EDD48</meta:user-defined>
    <meta:user-defined meta:name="Order" meta:value-type="float">6076700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